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PMingLiU" svg:font-family="PMingLiU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標題21" style:master-page-name="MP0" style:family="paragraph">
      <style:paragraph-properties fo:widows="2" fo:orphans="2" fo:break-before="page" style:vertical-align="auto" fo:margin-top="0in" fo:margin-bottom="0in"/>
      <style:text-properties style:font-name="標楷體" style:font-name-asian="標楷體" style:font-name-complex="PMingLiU" fo:font-weight="normal" style:font-weight-asian="normal" style:font-weight-complex="bold" fo:font-size="12pt" style:font-size-asian="12pt" style:font-size-complex="12pt"/>
    </style:style>
    <style:style style:name="P2" style:parent-style-name="內文1" style:family="paragraph">
      <style:text-properties style:font-name="標楷體" style:font-name-asian="標楷體" style:font-size-complex="12pt"/>
    </style:style>
    <style:style style:name="P3" style:parent-style-name="內文1" style:family="paragraph">
      <style:text-properties style:font-name="標楷體" style:font-name-asian="標楷體" style:font-size-complex="12pt"/>
    </style:style>
    <style:style style:name="TableColumn5" style:family="table-column">
      <style:table-column-properties style:column-width="6.5631in"/>
    </style:style>
    <style:style style:name="Table4" style:family="table">
      <style:table-properties style:width="6.5631in" fo:margin-left="0in" table:align="left"/>
    </style:style>
    <style:style style:name="TableRow6" style:family="table-row">
      <style:table-row-properties style:min-row-height="1.1076in"/>
    </style:style>
    <style:style style:name="TableCell7" style:family="table-cell">
      <style:table-cell-properties fo:border="0.0069in solid #3366FF" style:writing-mode="lr-tb" fo:padding-top="0in" fo:padding-left="0.075in" fo:padding-bottom="0in" fo:padding-right="0.075in"/>
    </style:style>
    <style:style style:name="P8" style:parent-style-name="內文1" style:family="paragraph">
      <style:text-properties style:font-name="標楷體" style:font-name-asian="標楷體" style:font-size-complex="12pt"/>
    </style:style>
    <style:style style:name="P9" style:parent-style-name="內文1" style:list-style-name="LFO2" style:family="paragraph">
      <style:paragraph-properties style:vertical-align="auto"/>
      <style:text-properties style:font-name="標楷體" style:font-name-asian="標楷體" style:font-size-complex="12pt"/>
    </style:style>
    <style:style style:name="P10" style:parent-style-name="內文1" style:list-style-name="LFO2" style:family="paragraph">
      <style:paragraph-properties style:vertical-align="auto"/>
      <style:text-properties style:font-name="標楷體" style:font-name-asian="標楷體" style:font-size-complex="12pt"/>
    </style:style>
    <style:style style:name="P11" style:parent-style-name="內文1" style:list-style-name="LFO2" style:family="paragraph">
      <style:paragraph-properties style:vertical-align="auto"/>
      <style:text-properties style:font-name="標楷體" style:font-name-asian="標楷體" style:font-size-complex="12pt"/>
    </style:style>
    <style:style style:name="TableRow12" style:family="table-row">
      <style:table-row-properties style:min-row-height="0.5541in"/>
    </style:style>
    <style:style style:name="TableCell13" style:family="table-cell">
      <style:table-cell-properties fo:border="0.0069in solid #3366FF" style:writing-mode="lr-tb" fo:padding-top="0in" fo:padding-left="0.075in" fo:padding-bottom="0in" fo:padding-right="0.075in"/>
    </style:style>
    <style:style style:name="P14" style:parent-style-name="Default" style:family="paragraph">
      <style:paragraph-properties fo:text-align="justify"/>
    </style:style>
    <style:style style:name="T15" style:parent-style-name="DefaultParagraphFont" style:family="text">
      <style:text-properties style:font-name-complex="Times New Roman" style:use-window-font-color="true"/>
    </style:style>
    <style:style style:name="P16" style:parent-style-name="Default" style:family="paragraph">
      <style:paragraph-properties fo:text-align="justify"/>
    </style:style>
    <style:style style:name="T17" style:parent-style-name="DefaultParagraphFont" style:family="text">
      <style:text-properties style:font-name-complex="Times New Roman" style:use-window-font-color="true"/>
    </style:style>
    <style:style style:name="T18" style:parent-style-name="DefaultParagraphFont" style:family="text">
      <style:text-properties style:font-name="Segoe UI Symbol" style:font-name-complex="Segoe UI Symbol" style:use-window-font-color="true"/>
    </style:style>
    <style:style style:name="T19" style:parent-style-name="DefaultParagraphFont" style:family="text">
      <style:text-properties style:font-name-complex="Times New Roman" style:use-window-font-color="true"/>
    </style:style>
    <style:style style:name="T20" style:parent-style-name="DefaultParagraphFont" style:family="text">
      <style:text-properties style:font-name="Segoe UI Symbol" style:font-name-complex="Segoe UI Symbol" style:use-window-font-color="true"/>
    </style:style>
    <style:style style:name="T21" style:parent-style-name="DefaultParagraphFont" style:family="text">
      <style:text-properties style:font-name-complex="Times New Roman" style:use-window-font-color="true"/>
    </style:style>
    <style:style style:name="P22" style:parent-style-name="內文1" style:family="paragraph">
      <style:text-properties style:font-name="標楷體" style:font-name-asian="標楷體" style:font-size-complex="12pt"/>
    </style:style>
    <style:style style:name="TableColumn24" style:family="table-column">
      <style:table-column-properties style:column-width="6.4131in"/>
    </style:style>
    <style:style style:name="Table23" style:family="table">
      <style:table-properties style:width="6.4131in" fo:margin-left="0in" table:align="left"/>
    </style:style>
    <style:style style:name="TableRow25" style:family="table-row">
      <style:table-row-properties style:min-row-height="0.1909in"/>
    </style:style>
    <style:style style:name="TableCell26" style:family="table-cell">
      <style:table-cell-properties fo:border="0in solid #FFFFFF" style:writing-mode="lr-tb" fo:padding-top="0in" fo:padding-left="0.075in" fo:padding-bottom="0in" fo:padding-right="0.075in"/>
    </style:style>
    <style:style style:name="P27" style:parent-style-name="Normal" style:family="paragraph">
      <style:paragraph-properties fo:widows="0" fo:orphans="0" style:text-autospace="none" style:vertical-align="auto"/>
    </style:style>
    <style:style style:name="T28" style:parent-style-name="DefaultParagraphFont" style:family="text">
      <style:text-properties style:font-name="標楷體" style:font-name-asian="標楷體"/>
    </style:style>
    <style:style style:name="T29" style:parent-style-name="DefaultParagraphFont" style:family="text">
      <style:text-properties style:font-name="標楷體" style:font-name-asian="標楷體" fo:font-size="12pt" style:font-size-asian="12pt" style:font-size-complex="12pt"/>
    </style:style>
    <style:style style:name="T30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31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P32" style:parent-style-name="內文1" style:family="paragraph">
      <style:text-properties style:font-name="標楷體" style:font-name-asian="標楷體" style:font-size-complex="12pt"/>
    </style:style>
    <style:style style:name="TableRow33" style:family="table-row">
      <style:table-row-properties style:min-row-height="0.5541in"/>
    </style:style>
    <style:style style:name="TableCell34" style:family="table-cell">
      <style:table-cell-properties fo:border="0.0069in solid #3366FF" style:writing-mode="lr-tb" fo:padding-top="0in" fo:padding-left="0.075in" fo:padding-bottom="0in" fo:padding-right="0.075in"/>
    </style:style>
    <style:style style:name="P35" style:parent-style-name="內文1" style:family="paragraph">
      <style:text-properties style:font-name="標楷體" style:font-name-asian="標楷體" style:font-size-complex="12pt"/>
    </style:style>
    <style:style style:name="P36" style:parent-style-name="內文1" style:list-style-name="LFO2" style:family="paragraph">
      <style:paragraph-properties style:vertical-align="auto"/>
    </style:style>
    <style:style style:name="T37" style:parent-style-name="DefaultParagraphFont" style:family="text">
      <style:text-properties style:font-name="標楷體" style:font-name-asian="標楷體" style:font-size-complex="12pt"/>
    </style:style>
    <style:style style:name="T38" style:parent-style-name="DefaultParagraphFont" style:family="text">
      <style:text-properties style:font-name="標楷體" style:font-name-asian="標楷體" style:font-size-complex="12pt"/>
    </style:style>
    <style:style style:name="T39" style:parent-style-name="DefaultParagraphFont" style:family="text">
      <style:text-properties style:font-name="標楷體" style:font-name-asian="標楷體" style:font-size-complex="12pt"/>
    </style:style>
    <style:style style:name="T40" style:parent-style-name="DefaultParagraphFont" style:family="text">
      <style:text-properties style:font-name="標楷體" style:font-name-asian="標楷體" style:font-size-complex="12pt"/>
    </style:style>
    <style:style style:name="P41" style:parent-style-name="內文1" style:list-style-name="LFO2" style:family="paragraph">
      <style:paragraph-properties style:vertical-align="auto"/>
    </style:style>
    <style:style style:name="T42" style:parent-style-name="DefaultParagraphFont" style:family="text">
      <style:text-properties style:font-name="標楷體" style:font-name-asian="標楷體" style:font-size-complex="12pt"/>
    </style:style>
    <style:style style:name="P43" style:parent-style-name="內文1" style:list-style-name="LFO2" style:family="paragraph">
      <style:paragraph-properties style:vertical-align="auto"/>
    </style:style>
    <style:style style:name="T44" style:parent-style-name="DefaultParagraphFont" style:family="text">
      <style:text-properties style:font-name="標楷體" style:font-name-asian="標楷體" style:font-size-complex="12pt"/>
    </style:style>
    <style:style style:name="P45" style:parent-style-name="內文1" style:family="paragraph">
      <style:paragraph-properties style:vertical-align="auto"/>
      <style:text-properties style:font-name="標楷體" style:font-name-asian="標楷體" style:font-size-complex="12pt"/>
    </style:style>
    <style:style style:name="TableRow46" style:family="table-row">
      <style:table-row-properties style:min-row-height="1.0555in"/>
    </style:style>
    <style:style style:name="TableCell47" style:family="table-cell">
      <style:table-cell-properties fo:border="0.0069in solid #3366FF" style:writing-mode="lr-tb" fo:padding-top="0in" fo:padding-left="0.075in" fo:padding-bottom="0in" fo:padding-right="0.075in"/>
    </style:style>
    <style:style style:name="P48" style:parent-style-name="Default" style:family="paragraph">
      <style:paragraph-properties fo:text-align="justify"/>
      <style:text-properties style:font-name-complex="Times New Roman" style:use-window-font-color="true"/>
    </style:style>
    <style:style style:name="P49" style:parent-style-name="Default" style:family="paragraph">
      <style:paragraph-properties fo:text-align="justify"/>
      <style:text-properties style:font-name-complex="Times New Roman" style:use-window-font-color="true"/>
    </style:style>
    <style:style style:name="P50" style:parent-style-name="Normal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fo:font-size="12pt" style:font-size-asian="12pt" style:font-size-complex="12pt"/>
    </style:style>
    <style:style style:name="TableColumn52" style:family="table-column">
      <style:table-column-properties style:column-width="6.275in"/>
    </style:style>
    <style:style style:name="Table51" style:family="table">
      <style:table-properties style:width="6.275in" fo:margin-left="0in" table:align="left"/>
    </style:style>
    <style:style style:name="TableRow53" style:family="table-row">
      <style:table-row-properties style:min-row-height="1.7104in"/>
    </style:style>
    <style:style style:name="TableCell54" style:family="table-cell">
      <style:table-cell-properties fo:border="0in solid #FFFFFF" style:writing-mode="lr-tb" fo:padding-top="0in" fo:padding-left="0.075in" fo:padding-bottom="0in" fo:padding-right="0.075in"/>
    </style:style>
    <style:style style:name="P55" style:parent-style-name="Normal" style:family="paragraph">
      <style:paragraph-properties fo:widows="0" fo:orphans="0" style:text-autospace="none" style:vertical-align="auto"/>
    </style:style>
    <style:style style:name="T56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P57" style:parent-style-name="ListParagraph" style:list-style-name="LFO4" style:family="paragraph">
      <style:paragraph-properties fo:widows="0" fo:orphans="0" style:text-autospace="none" style:vertical-align="auto" fo:margin-left="0.25in">
        <style:tab-stops/>
      </style:paragraph-properties>
    </style:style>
    <style:style style:name="T58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標楷體" fo:color="#000000" fo:font-size="12pt" style:font-size-asian="12pt" style:font-size-complex="12pt"/>
    </style:style>
    <style:style style:name="T60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61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P62" style:parent-style-name="Normal" style:family="paragraph">
      <style:paragraph-properties fo:widows="0" fo:orphans="0" style:text-autospace="none" style:vertical-align="auto"/>
    </style:style>
    <style:style style:name="T63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64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標楷體" fo:color="#000000" fo:font-size="12pt" style:font-size-asian="12pt" style:font-size-complex="12pt"/>
    </style:style>
    <style:style style:name="T66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67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P68" style:parent-style-name="Normal" style:family="paragraph">
      <style:paragraph-properties fo:widows="0" fo:orphans="0" style:text-autospace="none" style:vertical-align="auto"/>
    </style:style>
    <style:style style:name="T69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70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標楷體" fo:color="#000000" fo:font-size="12pt" style:font-size-asian="12pt" style:font-size-complex="12pt"/>
    </style:style>
    <style:style style:name="T72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73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P74" style:parent-style-name="Normal" style:family="paragraph">
      <style:paragraph-properties fo:widows="0" fo:orphans="0" style:text-autospace="none" style:vertical-align="auto"/>
    </style:style>
    <style:style style:name="T75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76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77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78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標楷體" fo:color="#000000" fo:font-size="12pt" style:font-size-asian="12pt" style:font-size-complex="12pt"/>
    </style:style>
    <style:style style:name="T80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asian="標楷體" fo:color="#000000" fo:font-size="12pt" style:font-size-asian="12pt" style:font-size-complex="12pt"/>
    </style:style>
    <style:style style:name="T82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83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P84" style:parent-style-name="Normal" style:family="paragraph">
      <style:paragraph-properties fo:widows="0" fo:orphans="0" style:text-autospace="none" style:vertical-align="auto"/>
    </style:style>
    <style:style style:name="T85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86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標楷體" fo:color="#000000" fo:font-size="12pt" style:font-size-asian="12pt" style:font-size-complex="12pt"/>
    </style:style>
    <style:style style:name="T88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標楷體" fo:color="#000000" fo:font-size="12pt" style:font-size-asian="12pt" style:font-size-complex="12pt"/>
    </style:style>
    <style:style style:name="T90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91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P92" style:parent-style-name="Normal" style:family="paragraph">
      <style:paragraph-properties fo:widows="0" fo:orphans="0" style:text-autospace="none" style:vertical-align="auto"/>
    </style:style>
    <style:style style:name="T93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94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標楷體" fo:color="#000000" fo:font-size="12pt" style:font-size-asian="12pt" style:font-size-complex="12pt"/>
    </style:style>
    <style:style style:name="T96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97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P98" style:parent-style-name="Normal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fo:font-size="12pt" style:font-size-asian="12pt" style:font-size-complex="12pt"/>
    </style:style>
    <style:style style:name="P99" style:parent-style-name="Normal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fo:font-size="12pt" style:font-size-asian="12pt" style:font-size-complex="12pt"/>
    </style:style>
    <style:style style:name="P100" style:parent-style-name="Normal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fo:font-size="12pt" style:font-size-asian="12pt" style:font-size-complex="12pt"/>
    </style:style>
    <style:style style:name="P101" style:parent-style-name="Normal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fo:font-size="12pt" style:font-size-asian="12pt" style:font-size-complex="12pt"/>
    </style:style>
    <style:style style:name="P102" style:parent-style-name="Normal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fo:font-size="12pt" style:font-size-asian="12pt" style:font-size-complex="12pt"/>
    </style:style>
    <style:style style:name="P103" style:parent-style-name="Normal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fo:font-size="12pt" style:font-size-asian="12pt" style:font-size-complex="12pt"/>
    </style:style>
    <style:style style:name="P104" style:parent-style-name="Normal" style:family="paragraph">
      <style:paragraph-properties fo:widows="0" fo:orphans="0" style:text-autospace="none" style:vertical-align="auto"/>
    </style:style>
    <style:style style:name="T105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106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T107" style:parent-style-name="DefaultParagraphFont" style:family="text">
      <style:text-properties style:font-name="標楷體" style:font-name-asian="標楷體" style:font-name-complex="標楷體" fo:color="#000000" fo:font-size="12pt" style:font-size-asian="12pt" style:font-size-complex="12pt"/>
    </style:style>
    <style:style style:name="P108" style:parent-style-name="Default" style:family="paragraph">
      <style:paragraph-properties fo:text-align="justify"/>
    </style:style>
    <style:style style:name="TableRow109" style:family="table-row">
      <style:table-row-properties style:min-row-height="1.4555in"/>
    </style:style>
    <style:style style:name="TableCell110" style:family="table-cell">
      <style:table-cell-properties fo:border="0.0069in solid #3366FF" style:writing-mode="lr-tb" fo:padding-top="0in" fo:padding-left="0.075in" fo:padding-bottom="0in" fo:padding-right="0.075in"/>
    </style:style>
    <style:style style:name="P111" style:parent-style-name="內文1" style:family="paragraph">
      <style:text-properties style:font-name="標楷體" style:font-name-asian="標楷體" style:font-size-complex="12pt"/>
    </style:style>
    <style:style style:name="P112" style:parent-style-name="內文1" style:family="paragraph">
      <style:text-properties style:font-name="標楷體" style:font-name-asian="標楷體" style:font-size-complex="12pt"/>
    </style:style>
    <style:style style:name="T113" style:parent-style-name="DefaultParagraphFont" style:family="text">
      <style:text-properties style:font-name="標楷體" style:font-name-asian="標楷體" style:font-size-complex="12pt"/>
    </style:style>
    <style:style style:name="T114" style:parent-style-name="DefaultParagraphFont" style:family="text">
      <style:text-properties style:font-name="標楷體" style:font-name-asian="標楷體" style:font-size-complex="12pt"/>
    </style:style>
    <style:style style:name="T115" style:parent-style-name="DefaultParagraphFont" style:family="text">
      <style:text-properties style:font-name="標楷體" style:font-name-asian="標楷體" style:font-size-complex="12pt"/>
    </style:style>
    <style:style style:name="P116" style:parent-style-name="內文1" style:family="paragraph">
      <style:paragraph-properties fo:margin-left="1in" fo:text-indent="-1in">
        <style:tab-stops/>
      </style:paragraph-properties>
    </style:style>
    <style:style style:name="T117" style:parent-style-name="DefaultParagraphFont" style:family="text">
      <style:text-properties style:font-name="標楷體" style:font-name-asian="標楷體" style:font-size-complex="12pt"/>
    </style:style>
    <style:style style:name="T118" style:parent-style-name="DefaultParagraphFont" style:family="text">
      <style:text-properties style:font-name="標楷體" style:font-name-asian="標楷體" style:font-size-complex="12pt"/>
    </style:style>
    <style:style style:name="T119" style:parent-style-name="DefaultParagraphFont" style:family="text">
      <style:text-properties style:font-name="標楷體" style:font-name-asian="標楷體" style:font-size-complex="12pt"/>
    </style:style>
    <style:style style:name="T120" style:parent-style-name="DefaultParagraphFont" style:family="text">
      <style:text-properties style:font-name="標楷體" style:font-name-asian="標楷體" style:font-size-complex="12pt"/>
    </style:style>
    <style:style style:name="T121" style:parent-style-name="DefaultParagraphFont" style:family="text">
      <style:text-properties style:font-name="標楷體" style:font-name-asian="標楷體" style:font-size-complex="12pt" style:language-asian="zh" style:country-asian="CN"/>
    </style:style>
    <style:style style:name="T122" style:parent-style-name="DefaultParagraphFont" style:family="text">
      <style:text-properties style:font-name="標楷體" style:font-name-asian="標楷體" style:font-size-complex="12pt"/>
    </style:style>
    <style:style style:name="T123" style:parent-style-name="DefaultParagraphFont" style:family="text">
      <style:text-properties style:font-name="標楷體" style:font-name-asian="標楷體" style:font-size-complex="12pt"/>
    </style:style>
    <style:style style:name="T124" style:parent-style-name="DefaultParagraphFont" style:family="text">
      <style:text-properties style:font-name="標楷體" style:font-name-asian="標楷體" style:font-size-complex="12pt"/>
    </style:style>
    <style:style style:name="P125" style:parent-style-name="內文1" style:family="paragraph">
      <style:paragraph-properties fo:widows="2" fo:orphans="2" style:text-autospace="none" style:vertical-align="bottom">
        <style:tab-stops>
          <style:tab-stop style:type="left" style:position="0in"/>
        </style:tab-stops>
      </style:paragraph-properties>
      <style:text-properties style:font-name="標楷體" style:font-name-asian="標楷體" fo:font-weight="bold" style:font-weight-asian="bold" fo:font-size="16pt" style:font-size-asian="16pt" style:font-size-complex="16pt"/>
    </style:style>
  </office:automatic-styles>
  <office:body>
    <office:text text:use-soft-page-breaks="true">
      <text:h text:style-name="P1" text:outline-level="2">專題進度報告(學期中)</text:h>
      <text:p text:style-name="P2">專題名稱：基於區塊鏈的商品認證機制</text:p>
      <text:p text:style-name="P3">成員： 葉佑薪、卓奕全、羅少欽、周宏軒 <text:s text:c="79"/>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一、工作與進度報告：</text:p>
            <text:list text:style-name="LFO2" text:continue-numbering="true">
              <text:list-item>
                <text:p text:style-name="P9">制定目標</text:p>
              </text:list-item>
              <text:list-item>
                <text:p text:style-name="P10">了解以太坊原理</text:p>
              </text:list-item>
              <text:list-item>
                <text:p text:style-name="P11">了解智慧合約</text:p>
              </text:list-item>
            </text:list>
          </table:table-cell>
        </table:table-row>
        <table:table-row table:style-name="TableRow12">
          <table:table-cell table:style-name="TableCell13">
            <text:p text:style-name="P14"><text:span text:style-name="T15">二、目前約完成 75%之進度，</text:span></text:p>
            <text:p text:style-name="P16"><text:span text:style-name="T17">比預計的進度 （</text:span><text:span text:style-name="T18">☒</text:span><text:span text:style-name="T19">稍微 □嚴重）（</text:span><text:span text:style-name="T20">☒</text:span><text:span text:style-name="T21">落後 □超前）。</text:span></text:p>
            <text:p text:style-name="P22">主要原因：</text:p>
            <table:table table:style-name="Table23">
              <table:table-columns>
                <table:table-column table:style-name="TableColumn24"/>
              </table:table-columns>
              <table:table-row table:style-name="TableRow25">
                <table:table-cell table:style-name="TableCell26">
                  <text:p text:style-name="P27"><text:span text:style-name="T28"><text:s text:c="7"/></text:span><text:span text:style-name="T29"><text:s/></text:span><text:span text:style-name="T30">大致架構與目標已確定，但細部結構尚未確定。目前對於智慧合約的了解，只在於理論，尚未實際撰寫過，所以有部分細節仍未確定。</text:span><text:span text:style-name="T31"><text:s/></text:span></text:p>
                </table:table-cell>
              </table:table-row>
            </table:table>
            <text:p text:style-name="P32"/>
          </table:table-cell>
        </table:table-row>
        <table:table-row table:style-name="TableRow33">
          <table:table-cell table:style-name="TableCell34">
            <text:p text:style-name="P35">三、下次主要工作</text:p>
            <text:list text:style-name="LFO2" text:continue-numbering="true">
              <text:list-item>
                <text:p text:style-name="P36"><text:span text:style-name="T37">確定</text:span><text:span text:style-name="T38">目標</text:span><text:span text:style-name="T39">與</text:span><text:span text:style-name="T40">架構</text:span></text:p>
              </text:list-item>
              <text:list-item>
                <text:p text:style-name="P41"><text:span text:style-name="T42">以太坊架設</text:span></text:p>
              </text:list-item>
              <text:list-item>
                <text:p text:style-name="P43"><text:span text:style-name="T44">智慧合約撰寫</text:span></text:p>
              </text:list-item>
            </text:list>
            <text:p text:style-name="P45"/>
          </table:table-cell>
        </table:table-row>
        <table:table-row table:style-name="TableRow46">
          <table:table-cell table:style-name="TableCell47">
            <text:p text:style-name="P48">四、遭遇問題(實作、技術或溝通問題等)</text:p>
            <text:p text:style-name="P49">請描述遭遇問題/目前解決進度/解決方法/未解決原因：</text:p>
            <text:p text:style-name="P50"/>
            <table:table table:style-name="Table51">
              <table:table-columns>
                <table:table-column table:style-name="TableColumn52"/>
              </table:table-columns>
              <table:table-row table:style-name="TableRow53">
                <table:table-cell table:style-name="TableCell54">
                  <text:p text:style-name="P55"><text:span text:style-name="T56"><text:s/></text:span></text:p>
                  <text:list text:style-name="LFO4" text:continue-numbering="true">
                    <text:list-item>
                      <text:p text:style-name="P57"><text:span text:style-name="T58">遭遇問題：</text:span><text:span text:style-name="T59">QR Code</text:span><text:span text:style-name="T60">的必要性以及存放的資訊</text:span><text:span text:style-name="T61"><text:s/></text:span></text:p>
                    </text:list-item>
                  </text:list>
                  <text:p text:style-name="P62"><text:span text:style-name="T63"><text:s text:c="3"/></text:span><text:span text:style-name="T64">因為</text:span><text:span text:style-name="T65">QR Code</text:span><text:span text:style-name="T66">是提供消費者查詢與寫入區塊鏈的媒介，但是內部要存放那些資</text:span><text:span text:style-name="T67"><text:s/></text:span></text:p>
                  <text:p text:style-name="P68"><text:span text:style-name="T69"><text:s text:c="3"/></text:span><text:span text:style-name="T70">訊，還有</text:span><text:span text:style-name="T71">QR Code</text:span><text:span text:style-name="T72">的存放大小限制，所以在選擇上遇到了困難。</text:span><text:span text:style-name="T73"><text:s/></text:span></text:p>
                  <text:p text:style-name="P74"><text:span text:style-name="T75"><text:s text:c="3"/></text:span><text:span text:style-name="T76">解決方法</text:span><text:span text:style-name="T77">:</text:span><text:span text:style-name="T78">思考</text:span><text:span text:style-name="T79">QR Code</text:span><text:span text:style-name="T80">的功能之後，結論是</text:span><text:span text:style-name="T81">QR Code</text:span><text:span text:style-name="T82">可以讓消費者快速查詢，</text:span><text:span text:style-name="T83"><text:s/></text:span></text:p>
                  <text:p text:style-name="P84"><text:span text:style-name="T85"><text:s text:c="3"/></text:span><text:span text:style-name="T86">如果沒有</text:span><text:span text:style-name="T87">QR Code</text:span><text:span text:style-name="T88">會很不方便，所以我們選擇使用</text:span><text:span text:style-name="T89">QR Code</text:span><text:span text:style-name="T90">，接著找尋使用哪些</text:span><text:span text:style-name="T91"><text:s/></text:span></text:p>
                  <text:p text:style-name="P92"><text:span text:style-name="T93"><text:s text:c="3"/></text:span><text:span text:style-name="T94">資訊是必要放入的，把不必要放入的資訊剔除，以避免</text:span><text:span text:style-name="T95">QR Code</text:span><text:span text:style-name="T96">內放不下</text:span><text:span text:style-name="T97"><text:s/></text:span></text:p>
                  <text:p text:style-name="P98">2.<text:s/>遭遇問題：數位簽章加密技術的選擇<text:s/></text:p>
                  <text:p text:style-name="P99"><text:s text:c="3"/>因為市面上有許多加密技術可達成數位簽章的功用，所以在選擇上遇到了困<text:s/>難。<text:s/></text:p>
                  <text:p text:style-name="P100"><text:s text:c="3"/>解決方法：列出通用的數位簽章加密技術再進行優缺點比較，而選擇適合我們專題<text:s text:c="5"/></text:p>
                  <text:p text:style-name="P101"><text:s text:c="3"/>的數位簽章加密技術。<text:s/></text:p>
                  <text:p text:style-name="P102">3.<text:s/>遭遇問題：思考說以哪個產品作為專題例子<text:s/></text:p>
                  <text:p text:style-name="P103"><text:s text:c="3"/>因為單純以理論方式表達難以讓別人理解，需找出商品作為代表以故事性來表達。<text:s/></text:p>
                  <text:soft-page-break/>
                  <text:p text:style-name="P104"><text:span text:style-name="T105"><text:s text:c="3"/></text:span><text:span text:style-name="T106">未解決原因：尚未找到適合商品。</text:span><text:span text:style-name="T107"><text:s/></text:span></text:p>
                </table:table-cell>
              </table:table-row>
            </table:table>
            <text:p text:style-name="P108"/>
          </table:table-cell>
        </table:table-row>
        <text:soft-page-break/>
        <table:table-row table:style-name="TableRow109">
          <table:table-cell table:style-name="TableCell110">
            <text:p text:style-name="P111">五、老師建議：</text:p>
            <text:p text:style-name="P112"><text:s text:c="9"/></text:p>
            <text:p text:style-name="內文1"><text:span text:style-name="T113"><text:s text:c="8"/>1.</text:span><text:span text:style-name="T114"><text:s/></text:span><text:span text:style-name="T115"><text:s/>提出二手交易仍可以保有價值的商品來解說我們系統的流程。</text:span></text:p>
            <text:p text:style-name="P116"><text:span text:style-name="T117"><text:s text:c="8"/>2.<text:s/></text:span><text:span text:style-name="T118"><text:s/></text:span><text:span text:style-name="T119">在選擇數位簽章加密技術時，不必過於拘泥於安全性。因為目前通用加密技術都具有一定程度的安全性。</text:span></text:p>
            <text:p text:style-name="內文1"><text:span text:style-name="T120"><text:s text:c="8"/></text:span><text:span text:style-name="T121">3.</text:span><text:span text:style-name="T122"><text:s/></text:span><text:span text:style-name="T123"><text:s/></text:span><text:span text:style-name="T124">需畫完整的流程圖。</text:span></text:p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PMingLiU" svg:font-family="PMingLiU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MingLiU" style:font-name-asian="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標題11" style:display-name="標題 11" style:family="paragraph" style:parent-style-name="內文1" style:next-style-name="內文1" style:default-outline-level="1">
      <style:paragraph-properties fo:margin-top="0.25in" fo:margin-bottom="0.25in"/>
      <style:text-properties fo:font-weight="bold" style:font-weight-asian="bold" fo:font-size="30pt" style:font-size-asian="30pt" fo:hyphenate="false"/>
    </style:style>
    <style:style style:name="標題21" style:display-name="標題 21" style:family="paragraph" style:parent-style-name="內文1" style:next-style-name="內文1" style:default-outline-level="2">
      <style:paragraph-properties fo:margin-top="0.1944in" fo:margin-bottom="0.1944in"/>
      <style:text-properties fo:font-weight="bold" style:font-weight-asian="bold" fo:font-size="24pt" style:font-size-asian="24pt" fo:hyphenate="false"/>
    </style:style>
    <style:style style:name="標題31" style:display-name="標題 31" style:family="paragraph" style:parent-style-name="內文1" style:next-style-name="內文縮排1" style:default-outline-level="3">
      <style:paragraph-properties fo:margin-top="0.1666in" fo:margin-bottom="0.1666in"/>
      <style:text-properties fo:font-weight="bold" style:font-weight-asian="bold" fo:font-size="18pt" style:font-size-asian="18pt" fo:hyphenate="false"/>
    </style:style>
    <style:style style:name="標題41" style:display-name="標題 41" style:family="paragraph" style:parent-style-name="內文1" style:next-style-name="內文縮排1" style:default-outline-level="4">
      <style:paragraph-properties fo:margin-top="0.1666in" fo:margin-bottom="0.1666in"/>
      <style:text-properties fo:font-size="18pt" style:font-size-asian="18pt" fo:hyphenate="false"/>
    </style:style>
    <style:style style:name="標題51" style:display-name="標題 51" style:family="paragraph" style:parent-style-name="內文1" style:next-style-name="內文縮排1" style:default-outline-level="5">
      <style:paragraph-properties fo:margin-top="0.1388in" fo:margin-bottom="0.1388in"/>
      <style:text-properties fo:font-weight="bold" style:font-weight-asian="bold" fo:font-size="14pt" style:font-size-asian="14pt" fo:hyphenate="false"/>
    </style:style>
    <style:style style:name="標題61" style:display-name="標題 61" style:family="paragraph" style:parent-style-name="內文1" style:next-style-name="內文縮排1" style:default-outline-level="6">
      <style:paragraph-properties fo:margin-top="0.1388in" fo:margin-bottom="0.1388in"/>
      <style:text-properties fo:font-size="14pt" style:font-size-asian="14pt" fo:hyphenate="false"/>
    </style:style>
    <style:style style:name="標題71" style:display-name="標題 71" style:family="paragraph" style:parent-style-name="內文1" style:next-style-name="內文縮排1" style:default-outline-level="7">
      <style:paragraph-properties fo:margin-top="0.1388in" fo:margin-bottom="0.1388in"/>
      <style:text-properties fo:font-size="14pt" style:font-size-asian="14pt" fo:hyphenate="false"/>
    </style:style>
    <style:style style:name="標題81" style:display-name="標題 81" style:family="paragraph" style:parent-style-name="內文1" style:next-style-name="內文縮排1" style:default-outline-level="8">
      <style:paragraph-properties fo:margin-top="0.1388in" fo:margin-bottom="0.1388in"/>
      <style:text-properties fo:font-size="14pt" style:font-size-asian="14pt" fo:hyphenate="false"/>
    </style:style>
    <style:style style:name="標題91" style:display-name="標題 91" style:family="paragraph" style:parent-style-name="內文1" style:next-style-name="內文縮排1" style:default-outline-level="9">
      <style:paragraph-properties fo:margin-top="0.1388in" fo:margin-bottom="0.1388in"/>
      <style:text-properties fo:font-size="14pt" style:font-size-asian="14pt" fo:hyphenate="false"/>
    </style:style>
    <style:style style:name="內文1" style:display-name="內文1" style:family="paragraph">
      <style:paragraph-properties fo:widows="0" fo:orphans="0"/>
      <style:text-properties fo:font-size="12pt" style:font-size-asian="12pt" fo:hyphenate="false"/>
    </style:style>
    <style:style style:name="預設段落字型1" style:display-name="預設段落字型1" style:family="text"/>
    <style:style style:name="註解參照1" style:display-name="註解參照1" style:family="text">
      <style:text-properties fo:font-size="8pt" style:font-size-asian="8pt"/>
    </style:style>
    <style:style style:name="註解文字1" style:display-name="註解文字1" style:family="paragraph" style:parent-style-name="內文1">
      <style:text-properties fo:hyphenate="false"/>
    </style:style>
    <style:style style:name="目錄81" style:display-name="目錄 81" style:family="paragraph" style:parent-style-name="內文1" style:next-style-name="內文1">
      <style:paragraph-properties fo:margin-left="2.3298in" fo:margin-right="0.5902in">
        <style:tab-stops>
          <style:tab-stop style:type="left" style:leader-style="dotted" style:leader-text="." style:position="3.35in"/>
          <style:tab-stop style:type="right" style:position="3.4402in"/>
        </style:tab-stops>
      </style:paragraph-properties>
      <style:text-properties fo:hyphenate="false"/>
    </style:style>
    <style:style style:name="目錄71" style:display-name="目錄 71" style:family="paragraph" style:parent-style-name="內文1" style:next-style-name="內文1">
      <style:paragraph-properties fo:margin-left="2in" fo:margin-right="0.5902in">
        <style:tab-stops>
          <style:tab-stop style:type="left" style:leader-style="dotted" style:leader-text="." style:position="3.6798in"/>
          <style:tab-stop style:type="right" style:position="3.7701in"/>
        </style:tab-stops>
      </style:paragraph-properties>
      <style:text-properties fo:hyphenate="false"/>
    </style:style>
    <style:style style:name="目錄61" style:display-name="目錄 61" style:family="paragraph" style:parent-style-name="內文1" style:next-style-name="內文1">
      <style:paragraph-properties fo:margin-left="1.6701in" fo:margin-right="0.5902in">
        <style:tab-stops>
          <style:tab-stop style:type="left" style:leader-style="dotted" style:leader-text="." style:position="4.0097in"/>
          <style:tab-stop style:type="right" style:position="4.1in"/>
        </style:tab-stops>
      </style:paragraph-properties>
      <style:text-properties fo:hyphenate="false"/>
    </style:style>
    <style:style style:name="目錄51" style:display-name="目錄 51" style:family="paragraph" style:parent-style-name="內文1" style:next-style-name="內文1">
      <style:paragraph-properties fo:margin-left="1.3298in" fo:margin-right="0.5902in">
        <style:tab-stops>
          <style:tab-stop style:type="left" style:leader-style="dotted" style:leader-text="." style:position="4.35in"/>
          <style:tab-stop style:type="right" style:position="4.4402in"/>
        </style:tab-stops>
      </style:paragraph-properties>
      <style:text-properties fo:hyphenate="false"/>
    </style:style>
    <style:style style:name="目錄41" style:display-name="目錄 41" style:family="paragraph" style:parent-style-name="內文1" style:next-style-name="內文1">
      <style:paragraph-properties fo:margin-left="1in" fo:margin-right="0.5902in">
        <style:tab-stops>
          <style:tab-stop style:type="left" style:leader-style="dotted" style:leader-text="." style:position="4.6798in"/>
          <style:tab-stop style:type="right" style:position="4.7701in"/>
        </style:tab-stops>
      </style:paragraph-properties>
      <style:text-properties fo:hyphenate="false"/>
    </style:style>
    <style:style style:name="目錄31" style:display-name="目錄 31" style:family="paragraph" style:parent-style-name="內文1" style:next-style-name="內文1">
      <style:paragraph-properties fo:margin-left="0.6701in" fo:margin-right="0.5902in">
        <style:tab-stops>
          <style:tab-stop style:type="left" style:leader-style="dotted" style:leader-text="." style:position="5.0097in"/>
          <style:tab-stop style:type="right" style:position="5.1in"/>
        </style:tab-stops>
      </style:paragraph-properties>
      <style:text-properties fo:hyphenate="false"/>
    </style:style>
    <style:style style:name="目錄21" style:display-name="目錄 21" style:family="paragraph" style:parent-style-name="內文1" style:next-style-name="內文1">
      <style:paragraph-properties fo:margin-left="0.3298in" fo:margin-right="0.5902in">
        <style:tab-stops>
          <style:tab-stop style:type="left" style:leader-style="dotted" style:leader-text="." style:position="5.35in"/>
          <style:tab-stop style:type="right" style:position="5.4402in"/>
        </style:tab-stops>
      </style:paragraph-properties>
      <style:text-properties fo:hyphenate="false"/>
    </style:style>
    <style:style style:name="目錄11" style:display-name="目錄 11" style:family="paragraph" style:parent-style-name="內文1" style:next-style-name="內文1">
      <style:paragraph-properties fo:margin-right="0.5902in">
        <style:tab-stops>
          <style:tab-stop style:type="left" style:leader-style="dotted" style:leader-text="." style:position="5.6798in"/>
          <style:tab-stop style:type="right" style:position="5.7701in"/>
        </style:tab-stops>
      </style:paragraph-properties>
      <style:text-properties fo:hyphenate="false"/>
    </style:style>
    <style:style style:name="索引71" style:display-name="索引 71" style:family="paragraph" style:parent-style-name="內文1" style:next-style-name="內文1">
      <style:paragraph-properties fo:margin-left="2in">
        <style:tab-stops/>
      </style:paragraph-properties>
      <style:text-properties fo:hyphenate="false"/>
    </style:style>
    <style:style style:name="索引61" style:display-name="索引 61" style:family="paragraph" style:parent-style-name="內文1" style:next-style-name="內文1">
      <style:paragraph-properties fo:margin-left="1.6701in">
        <style:tab-stops/>
      </style:paragraph-properties>
      <style:text-properties fo:hyphenate="false"/>
    </style:style>
    <style:style style:name="索引51" style:display-name="索引 51" style:family="paragraph" style:parent-style-name="內文1" style:next-style-name="內文1">
      <style:paragraph-properties fo:margin-left="1.3298in">
        <style:tab-stops/>
      </style:paragraph-properties>
      <style:text-properties fo:hyphenate="false"/>
    </style:style>
    <style:style style:name="索引41" style:display-name="索引 41" style:family="paragraph" style:parent-style-name="內文1" style:next-style-name="內文1">
      <style:paragraph-properties fo:margin-left="1in">
        <style:tab-stops/>
      </style:paragraph-properties>
      <style:text-properties fo:hyphenate="false"/>
    </style:style>
    <style:style style:name="索引31" style:display-name="索引 31" style:family="paragraph" style:parent-style-name="內文1" style:next-style-name="內文1">
      <style:paragraph-properties fo:margin-left="0.6701in">
        <style:tab-stops/>
      </style:paragraph-properties>
      <style:text-properties fo:hyphenate="false"/>
    </style:style>
    <style:style style:name="索引21" style:display-name="索引 21" style:family="paragraph" style:parent-style-name="內文1" style:next-style-name="內文1">
      <style:paragraph-properties fo:margin-left="0.3298in">
        <style:tab-stops/>
      </style:paragraph-properties>
      <style:text-properties fo:hyphenate="false"/>
    </style:style>
    <style:style style:name="索引11" style:display-name="索引 11" style:family="paragraph" style:parent-style-name="內文1" style:next-style-name="內文1">
      <style:text-properties fo:hyphenate="false"/>
    </style:style>
    <style:style style:name="行號1" style:display-name="行號1" style:family="text" style:parent-style-name="預設段落字型1"/>
    <style:style style:name="索引標題1" style:display-name="索引標題1" style:family="paragraph" style:parent-style-name="內文1" style:next-style-name="索引11">
      <style:text-properties fo:hyphenate="false"/>
    </style:style>
    <style:style style:name="頁尾1" style:display-name="頁尾1" style:family="paragraph" style:parent-style-name="內文1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頁首1" style:display-name="頁首1" style:family="paragraph" style:parent-style-name="內文1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註腳參照1" style:display-name="註腳參照1" style:family="text">
      <style:text-properties style:text-position="0% 100%" fo:font-size="8pt" style:font-size-asian="8pt"/>
    </style:style>
    <style:style style:name="註腳文字1" style:display-name="註腳文字1" style:family="paragraph" style:parent-style-name="內文1">
      <style:text-properties fo:font-size="10pt" style:font-size-asian="10pt" fo:hyphenate="false"/>
    </style:style>
    <style:style style:name="內文縮排1" style:display-name="內文縮排1" style:family="paragraph" style:parent-style-name="內文1">
      <style:paragraph-properties fo:margin-left="0.3298in">
        <style:tab-stops/>
      </style:paragraph-properties>
      <style:text-properties fo:hyphenate="false"/>
    </style:style>
    <style:style style:name="樣式1" style:display-name="樣式1" style:family="paragraph" style:parent-style-name="內文1">
      <style:paragraph-properties fo:widows="2" fo:orphans="2" style:text-autospace="none" style:vertical-align="bottom" style:line-height-at-least="0.2756in" fo:margin-left="0.6465in" fo:text-indent="-0.3506in">
        <style:tab-stops/>
      </style:paragraph-properties>
      <style:text-properties style:font-name="Arial" style:font-name-asian="標楷體" fo:font-size="14pt" style:font-size-asian="14pt" fo:hyphenate="false"/>
    </style:style>
    <style:style style:name="E" style:display-name="11" style:family="paragraph" style:parent-style-name="內文1">
      <style:paragraph-properties fo:widows="2" fo:orphans="2" style:text-autospace="none" style:vertical-align="bottom" fo:margin-left="0.4527in" fo:text-indent="-0.1576in">
        <style:tab-stops/>
      </style:paragraph-properties>
      <style:text-properties style:font-name="華康中楷體" style:font-name-asian="華康中楷體" fo:font-size="14pt" style:font-size-asian="14pt" fo:hyphenate="false"/>
    </style:style>
    <style:style style:name="aa" style:display-name="aa" style:family="paragraph" style:parent-style-name="內文1" style:list-style-name="LFO1">
      <style:paragraph-properties fo:widows="2" fo:orphans="2" style:text-autospace="none" style:vertical-align="bottom" fo:margin-top="0.1666in"/>
      <style:text-properties style:font-name="Times New Roman" style:font-name-asian="華康中楷體" fo:font-size="14pt" style:font-size-asian="14pt" fo:hyphenate="false"/>
    </style:style>
    <style:style style:name="bb" style:display-name="bb" style:family="paragraph" style:parent-style-name="內文1">
      <style:paragraph-properties fo:widows="2" fo:orphans="2" style:text-autospace="none" style:vertical-align="bottom" fo:margin-left="0.4923in" fo:text-indent="0.0076in">
        <style:tab-stops/>
      </style:paragraph-properties>
      <style:text-properties style:font-name="Times New Roman" style:font-name-asian="華康中楷體" fo:font-size="14pt" style:font-size-asian="14pt" fo:hyphenate="false"/>
    </style:style>
    <style:style style:name="本文1" style:display-name="本文1" style:family="paragraph" style:parent-style-name="內文1">
      <style:paragraph-properties style:text-autospace="none"/>
      <style:text-properties style:font-name="PMingLiU" fo:color="#0000FF" fo:font-size="8pt" style:font-size-asian="8pt" fo:hyphenate="false"/>
    </style:style>
    <style:style style:name="超連結1" style:display-name="超連結1" style:family="text">
      <style:text-properties fo:color="#0000FF" style:text-underline-type="single" style:text-underline-style="solid" style:text-underline-width="auto" style:text-underline-mode="continuous"/>
    </style:style>
    <style:style style:name="已查閱的超連結1" style:display-name="已查閱的超連結1" style:family="text">
      <style:text-properties fo:color="#800080" style:text-underline-type="single" style:text-underline-style="solid" style:text-underline-width="auto" style:text-underline-mode="continuous"/>
    </style:style>
    <style:style style:name="aaa" style:display-name="aaa" style:family="paragraph" style:parent-style-name="內文1">
      <style:paragraph-properties fo:widows="2" fo:orphans="2" style:text-autospace="none" style:vertical-align="bottom" fo:margin-left="0.4923in">
        <style:tab-stops/>
      </style:paragraph-properties>
      <style:text-properties style:font-name="Arial" style:font-name-asian="全真楷書" fo:hyphenate="false"/>
    </style:style>
    <style:style style:name="強調粗體1" style:display-name="強調粗體1" style:family="text">
      <style:text-properties fo:font-weight="bold" style:font-weight-asian="bold" style:font-weight-complex="bold"/>
    </style:style>
    <style:style style:name="清單段落1" style:display-name="清單段落1" style:family="paragraph" style:parent-style-name="內文1">
      <style:paragraph-properties style:vertical-align="auto" fo:margin-left="0.3333in">
        <style:tab-stops/>
      </style:paragraph-properties>
      <style:text-properties style:font-name="Times New Roman" style:font-name-asian="標楷體" style:letter-kerning="true" style:font-size-complex="12pt" fo:hyphenate="false"/>
    </style:style>
    <style:style style:name="註解方塊文字1" style:display-name="註解方塊文字1" style:family="paragraph" style:parent-style-name="內文1">
      <style:text-properties style:font-name="Cambria" style:font-name-asian="PMingLiU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PMingLiU" style:font-name-complex="Times New Roman" fo:font-size="9pt" style:font-size-asian="9pt" style:font-size-complex="9pt"/>
    </style:style>
    <style:style style:name="樣式標楷體粗體左右對齊" style:display-name="樣式 標楷體 粗體 左右對齊" style:family="paragraph" style:parent-style-name="內文1">
      <style:paragraph-properties fo:text-align="justify" style:vertical-align="auto"/>
      <style:text-properties style:font-name="標楷體" style:font-name-asian="標楷體" style:font-name-complex="PMingLiU" fo:font-weight="bold" style:font-weight-asian="bold" style:font-weight-complex="bold" style:letter-kerning="tru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WW_CharLFO1LVL1" style:family="text">
      <style:text-properties fo:font-size="14pt" style:font-size-asian="14pt"/>
    </style:style>
    <text:list-style style:name="LFO1" style:display-name="LFO1">
      <text:list-level-style-number text:level="1" text:style-name="WW_CharLFO1LVL1" style:num-suffix="、" style:num-format="一, 十, 一百(繁), ...">
        <style:list-level-properties text:space-before="0.2479in" text:min-label-width="0.4in" text:list-level-position-and-space-mode="label-alignment">
          <style:list-level-label-alignment text:label-followed-by="listtab" fo:margin-left="0.6479in" fo:text-indent="-0.4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ListParagraph" style:display-name="List Paragraph" style:family="paragraph" style:parent-style-name="Normal">
      <style:paragraph-properties fo:margin-left="0.3333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-complex="Times New Roman"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5013in" fo:page-height="11.0013in" style:print-orientation="portrait" fo:margin-top="0.5909in" fo:margin-left="1.1666in" fo:margin-bottom="0.5909in" fo:margin-right="0.9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資訊工程系所八十四學年度第一學期</dc:title>
    <meta:initial-creator>RUENTEX</meta:initial-creator>
    <dc:creator>羅少欽</dc:creator>
    <meta:creation-date>2019-05-24T15:01:00Z</meta:creation-date>
    <dc:date>2019-05-24T15:01:00Z</dc:date>
    <meta:print-date>2014-01-10T08:01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142" meta:character-count="954" meta:row-count="6" meta:non-whitespace-character-count="813"/>
  </office:meta>
</office:document-meta>
</file>